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Garamond" svg:font-family="'Apple Garamo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pple Garamond" fo:font-size="10.5pt" fo:font-weight="bold" officeooo:rsid="001daad9" officeooo:paragraph-rsid="001daad9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Apple Garamond" fo:font-size="10.5pt" fo:font-weight="bold" officeooo:rsid="001daad9" officeooo:paragraph-rsid="001fa440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Apple Garamond" fo:font-size="10.5pt" fo:font-weight="normal" officeooo:rsid="001daad9" officeooo:paragraph-rsid="001daad9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Apple Garamond" fo:font-size="10.5pt" fo:font-weight="normal" officeooo:rsid="001daad9" officeooo:paragraph-rsid="001e982c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Apple Garamond" fo:font-size="10.5pt" fo:font-weight="normal" officeooo:paragraph-rsid="001daad9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Apple Garamond" fo:font-size="10.5pt" fo:font-weight="normal" officeooo:rsid="001fa440" officeooo:paragraph-rsid="001fa440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Apple Garamond" fo:font-size="10.5pt" fo:font-weight="normal" officeooo:rsid="002141b0" officeooo:paragraph-rsid="002141b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Apple Garamond" fo:font-size="10.5pt" fo:font-weight="normal" officeooo:rsid="00253125" officeooo:paragraph-rsid="00253125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Apple Garamond" fo:font-size="10.5pt" officeooo:paragraph-rsid="001daad9" style:font-size-asian="10.5pt" style:font-size-complex="10.5pt"/>
    </style:style>
    <style:style style:name="P10" style:family="paragraph" style:parent-style-name="Standard">
      <style:text-properties style:font-name="Apple Garamond" fo:font-size="10.5pt" officeooo:paragraph-rsid="001e982c" style:font-size-asian="10.5pt" style:font-size-complex="10.5pt"/>
    </style:style>
    <style:style style:name="T1" style:family="text">
      <style:text-properties officeooo:rsid="001daad9"/>
    </style:style>
    <style:style style:name="T2" style:family="text">
      <style:text-properties fo:font-weight="bold" officeooo:rsid="001daad9" style:font-weight-asian="bold" style:font-weight-complex="bold"/>
    </style:style>
    <style:style style:name="T3" style:family="text">
      <style:text-properties officeooo:rsid="001e982c"/>
    </style:style>
    <style:style style:name="T4" style:family="text">
      <style:text-properties officeooo:rsid="001fd4fc"/>
    </style:style>
    <style:style style:name="T5" style:family="text">
      <style:text-properties fo:font-weight="normal" officeooo:rsid="001fd4fc" style:font-weight-asian="normal" style:font-weight-complex="normal"/>
    </style:style>
    <style:style style:name="T6" style:family="text">
      <style:text-properties fo:font-weight="normal" officeooo:rsid="00255f3e" style:font-weight-asian="normal" style:font-weight-complex="normal"/>
    </style:style>
    <style:style style:name="T7" style:family="text">
      <style:text-properties officeooo:rsid="00230684"/>
    </style:style>
    <style:style style:name="T8" style:family="text">
      <style:text-properties officeooo:rsid="00253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m pacote de uma camada superior está dividido em dez quadros, cada um deles com 80% de chance de chegar sem danos. Se o protocolo de enlace de dados não fizer nenhum controle de erros, quantas vezes em média a mensagem deverá ser enviada para que o processo inteiro seja concluído?</text:p>
      <text:p text:style-name="P8">9,3 </text:p>
      <text:p text:style-name="P1"/>
      <text:p text:style-name="P1">2. A codificação de caracteres a seguir é usada em um protocolo de enlace de dados:</text:p>
      <text:p text:style-name="P1">A: 01000111; </text:p>
      <text:p text:style-name="P1">B: 11100011; </text:p>
      <text:p text:style-name="P1">FLAG: 01111110; </text:p>
      <text:p text:style-name="P1">ESC: 11100000</text:p>
      <text:p text:style-name="P1"/>
      <text:p text:style-name="P1">Mostre a sequência de bits transmitida (em binário) para o quadro de quatro caracteres A B ESC FLAG quando é utilizado cada um dos métodos de enquadramento a seguir:</text:p>
      <text:p text:style-name="P9"><text:span text:style-name="T2">(a) Contagem de caracteres.</text:span></text:p>
      <text:p text:style-name="P9"><text:span text:style-name="T2"><text:s/></text:span>00000100 01000111 11100011 11100000 01111110</text:p>
      <text:p text:style-name="P1"/>
      <text:p text:style-name="P9"><text:span text:style-name="T2">(b) Bytes de flag com inserção de bytes. </text:span></text:p>
      <text:p text:style-name="P9">01111110 01000111 11100011 11100000 11100000 11100000 01111110 01111110</text:p>
      <text:p text:style-name="P1"/>
      <text:p text:style-name="P9"><text:span text:style-name="T2">(c) Bytes de flag no início e no fim, com inserção de bits.</text:span></text:p>
      <text:p text:style-name="P9">01111110 01000111 110100011 111000000 011111010 01111110</text:p>
      <text:p text:style-name="P1"/>
      <text:p text:style-name="P10"><text:span text:style-name="T2">3. O fragmento de dados a seguir ocorre no meio de um fluxo de dados para o qual é usado o algoritmo de inserção de bytes descrito no texto: A B ESC C ESC FLAG FLAG D. Qual será a saída após a inserção?</text:span></text:p>
      <text:p text:style-name="P9">A B ESC ESC C ESC ESC ESC FLAG ESC FLAG D</text:p>
      <text:p text:style-name="P1"/>
      <text:p text:style-name="P1">4. Qual é o overhead máximo no algoritmo de inserção de bytes?</text:p>
      <text:p text:style-name="P7">O valor máximo é 2001.</text:p>
      <text:p text:style-name="P1"/>
      <text:p text:style-name="P1">5. Um de seus colegas, Avarento, assinalou que é um desperdício encerrar cada quadro com um byte de flag e de pois iniciar o próximo com um segundo byte de flag. Um único byte de flag também poderia servir, e um byte economizado é um byte ganho. Você concorda?</text:p>
      <text:p text:style-name="P4">Se você sempre pudesse contar com uma série infinita de quadros, um byte de flag poderia ser suficiente. Porém, o que aconteceria se um quadro terminasse (com um byte de flag) e não houvesse nenhum novo quadro durante 15 minutos? Como o receptor saberá que o próximo byte é na realidade o início de um novo quadro e não apenas ruído na linha? O protocolo é muito mais simples com bytes de flag iniciais e finai<text:span text:style-name="T3">s.</text:span></text:p>
      <text:p text:style-name="P1"/>
      <text:p text:style-name="P9"><text:span text:style-name="T2">6. Uma sequência de bits, 0111101111101111110, precisa ser transmitida na camada de enlace de dados. Qual é a sequência realmente transmitida após a inserção de bits?</text:span></text:p>
      <text:p text:style-name="P9">011110111110011111010 </text:p>
      <text:p text:style-name="P1"/>
      <text:p text:style-name="P1">7. Você consegue imaginar alguma circunstância em que seria preferível um protocolo de loop aberto (por exemplo, um código de Hamming) aos protocolos de feedback discutidos neste capítulo?</text:p>
      <text:p text:style-name="P6">Quando há uma transmissão muito grande na sua distância, por exemplo, transmissão espaciais ou mesmo situações nas quais a taxa de erro seja baixa, é melhor usar o os protocolos de loop aberto, pois não dependem de confirmação (ACK).</text:p>
      <text:p text:style-name="P2"/>
      <text:p text:style-name="P1">8. Para proporcionar maior confiabilidade que a obtida com um único bit de paridade, um esquema de codificação para detecção de erro utiliza um bit de paridade para verificar todos os bits de numeração ímpar e um segundo para todos os bits de numeração par. Qual é <text:span text:style-name="T3">à distância de</text:span> Hamming desse código?</text:p>
      <text:p text:style-name="P1"><text:span text:style-name="T6">2 </text:span><text:span text:style-name="T5">de distância.</text:span><text:tab/></text:p>
      <text:p text:style-name="P1"/>
      <text:p text:style-name="P1">9. As mensagens de 16 bits são transmitidas com o uso de um código de Hamming. Quantos bits de verificação são necessários para assegurar que o receptor poderá detectar e corrigir erros de único bit? Mostre o padrão de bits transmitido no caso da mensagem 1101001100110101. Suponha que seja usada paridade par no código de Hamming.</text:p>
      <text:p text:style-name="P3">O padrão de bits transmitido é 011010110011001110101.</text:p>
      <text:p text:style-name="P1"/>
      <text:p text:style-name="P1">10. Um código de Hamming de 12 bits cujo valor hexadecimal é 0xE4F chega a um receptor. Qual era o valor original em hexadecimal? Suponha que não exista mais de 1 bit com erro.</text:p>
      <text:p text:style-name="P5">O valor <text:span text:style-name="T7">de</text:span> <text:span text:style-name="T8">12</text:span> bits original foi 0xA<text:span text:style-name="T8">4</text:span>F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Garamond" svg:font-family="'Apple Garamon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9:26:02.124725570</meta:creation-date>
    <dc:date>2017-05-19T20:29:31.861998177</dc:date>
    <meta:editing-duration>PT20M35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603" meta:character-count="3414" meta:non-whitespace-character-count="2833"/>
  </office:meta>
</office:document-meta>
</file>